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E000001C47B041BB55ABCA4C4.png" manifest:media-type="image/png"/>
  <manifest:file-entry manifest:full-path="Pictures/1000000100000252000000BAF5507A6CA66DCD4D.png" manifest:media-type="image/png"/>
  <manifest:file-entry manifest:full-path="Pictures/100000010000021A000001B75F74903AB5E0C356.png" manifest:media-type="image/png"/>
  <manifest:file-entry manifest:full-path="Pictures/1000000000000310000003333162E62F3CF65332.png" manifest:media-type="image/png"/>
  <manifest:file-entry manifest:full-path="Pictures/10000001000000F6000000BD6F897A88C195C40E.png" manifest:media-type="image/png"/>
  <manifest:file-entry manifest:full-path="Pictures/10000001000001E00000014B1110D8B2A997C031.png" manifest:media-type="image/png"/>
  <manifest:file-entry manifest:full-path="Pictures/10000001000005BF0000019803516E4C92D0C18B.png" manifest:media-type="image/png"/>
  <manifest:file-entry manifest:full-path="Pictures/100000010000021B000001C05043721BA3C97956.png" manifest:media-type="image/png"/>
  <manifest:file-entry manifest:full-path="Pictures/1000000100000219000001BFD745C77AA6D02164.png" manifest:media-type="image/png"/>
  <manifest:file-entry manifest:full-path="Pictures/10000001000000D4000000C40835172EBEA48675.png" manifest:media-type="image/png"/>
  <manifest:file-entry manifest:full-path="Pictures/1000000100000214000001C1633102308190B4BF.png" manifest:media-type="image/png"/>
  <manifest:file-entry manifest:full-path="Pictures/10000001000000F8000000CC080062FCB8D0A97B.png" manifest:media-type="image/png"/>
  <manifest:file-entry manifest:full-path="Pictures/10000001000000410000002F4C5726600B5097E8.png" manifest:media-type="image/png"/>
  <manifest:file-entry manifest:full-path="Pictures/1000000100000196000000B1EC6F8C68E251671C.png" manifest:media-type="image/png"/>
  <manifest:file-entry manifest:full-path="Pictures/10000001000000500000001A0B62F37A4B620BB3.png" manifest:media-type="image/png"/>
  <manifest:file-entry manifest:full-path="Pictures/100000010000005D000000190D43549621A746DE.png" manifest:media-type="image/png"/>
  <manifest:file-entry manifest:full-path="Pictures/10000001000001EF00000209E968579B4C6472B3.png" manifest:media-type="image/png"/>
  <manifest:file-entry manifest:full-path="Pictures/1000000100000208000001A288ED4610D3FDBA16.png" manifest:media-type="image/png"/>
  <manifest:file-entry manifest:full-path="Pictures/100000010000020A000001BADF696E48571BEC97.png" manifest:media-type="image/png"/>
  <manifest:file-entry manifest:full-path="Pictures/10000001000001FC000001A10F6799678C7C387D.png" manifest:media-type="image/png"/>
  <manifest:file-entry manifest:full-path="Pictures/10000001000005D40000019835CC7CB623B6E977.png" manifest:media-type="image/png"/>
  <manifest:file-entry manifest:full-path="Pictures/10000001000000BC000000548A0BDB4690E665D2.png" manifest:media-type="image/png"/>
  <manifest:file-entry manifest:full-path="Pictures/10000001000000C200000051C9D649E1231DBAD1.png" manifest:media-type="image/png"/>
  <manifest:file-entry manifest:full-path="Pictures/1000000100000219000001B505E13E5CDBC95848.png" manifest:media-type="image/png"/>
  <manifest:file-entry manifest:full-path="Pictures/10000001000000BF000000EB1F12B2EFB1B05360.png" manifest:media-type="image/png"/>
  <manifest:file-entry manifest:full-path="Pictures/10000001000000CB000000461351110AF1C3B25E.png" manifest:media-type="image/png"/>
  <manifest:file-entry manifest:full-path="Pictures/10000001000001B0000000BDB9EFAA71D313F2E2.png" manifest:media-type="image/png"/>
  <manifest:file-entry manifest:full-path="Pictures/100000010000009B0000008B2D66A5AC1EDC711B.png" manifest:media-type="image/png"/>
  <manifest:file-entry manifest:full-path="Pictures/100000010000015F00000106B1001EC7BF893E16.png" manifest:media-type="image/png"/>
  <manifest:file-entry manifest:full-path="Pictures/10000001000000DC00000083C06FF20A5E51556C.png" manifest:media-type="image/png"/>
  <manifest:file-entry manifest:full-path="Pictures/1000000100000211000001B94B2E92A1B6A1077C.png" manifest:media-type="image/png"/>
  <manifest:file-entry manifest:full-path="Pictures/10000001000000D10000004BED2089CC421ADE79.png" manifest:media-type="image/png"/>
  <manifest:file-entry manifest:full-path="Pictures/100000010000011400000042185DAE01678207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3d8e"/>
    </style:style>
    <style:style style:name="P2" style:family="paragraph" style:parent-style-name="Standard">
      <style:paragraph-properties fo:break-before="page"/>
      <style:text-properties officeooo:paragraph-rsid="00143d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6" text:anchor-type="char" svg:x="-0.7992in" svg:y="-0.7874in" svg:width="3.6071in" svg:height="3.0075in" draw:z-index="25"><draw:image xlink:href="Pictures/100000010000021E000001C47B041BB55ABCA4C4.png" xlink:type="simple" xlink:show="embed" xlink:actuate="onLoad" draw:mime-type="image/png"/></draw:frame><draw:frame draw:style-name="fr1" draw:name="Image28" text:anchor-type="char" svg:x="2.9728in" svg:y="-0.7874in" svg:width="4.7398in" svg:height="1.4839in" draw:z-index="27"><draw:image xlink:href="Pictures/1000000100000252000000BAF5507A6CA66DCD4D.png" xlink:type="simple" xlink:show="embed" xlink:actuate="onLoad" draw:mime-type="image/png"/></draw:frame><draw:frame draw:style-name="fr1" draw:name="Image30" text:anchor-type="char" svg:x="-0.7783in" svg:y="2.5717in" svg:width="3.7882in" svg:height="3.9571in" draw:z-index="29"><draw:image xlink:href="Pictures/1000000000000310000003333162E62F3CF65332.png" xlink:type="simple" xlink:show="embed" xlink:actuate="onLoad" draw:mime-type="image/png"/></draw:frame><draw:frame draw:style-name="fr1" draw:name="Image33" text:anchor-type="char" svg:x="3.3646in" svg:y="1.0138in" svg:width="4.3472in" svg:height="2.9972in" draw:z-index="32"><draw:image xlink:href="Pictures/10000001000001E00000014B1110D8B2A997C031.png" xlink:type="simple" xlink:show="embed" xlink:actuate="onLoad" draw:mime-type="image/png"/></draw:frame></text:p>
      <text:p text:style-name="P2"><draw:frame draw:style-name="fr1" draw:name="Image17" text:anchor-type="char" svg:x="-0.8193in" svg:y="-0.7874in" svg:width="6.348in" svg:height="1.8228in" draw:z-index="16"><draw:image xlink:href="Pictures/10000001000005BF0000019803516E4C92D0C18B.png" xlink:type="simple" xlink:show="embed" xlink:actuate="onLoad" draw:mime-type="image/png"/></draw:frame><draw:frame draw:style-name="fr1" draw:name="Image18" text:anchor-type="char" svg:x="-0.7839in" svg:y="1.1807in" svg:width="4.1634in" svg:height="3.3965in" draw:z-index="17"><draw:image xlink:href="Pictures/100000010000021A000001B75F74903AB5E0C356.png" xlink:type="simple" xlink:show="embed" xlink:actuate="onLoad" draw:mime-type="image/png"/></draw:frame><draw:frame draw:style-name="fr1" draw:name="Image19" text:anchor-type="char" svg:x="3.6154in" svg:y="1.2709in" svg:width="3.9327in" svg:height="3.2681in" draw:z-index="18"><draw:image xlink:href="Pictures/100000010000021B000001C05043721BA3C97956.png" xlink:type="simple" xlink:show="embed" xlink:actuate="onLoad" draw:mime-type="image/png"/></draw:frame><draw:frame draw:style-name="fr1" draw:name="Image21" text:anchor-type="char" svg:x="-0.8075in" svg:y="4.7917in" svg:width="4.0681in" svg:height="3.3862in" draw:z-index="20"><draw:image xlink:href="Pictures/1000000100000219000001BFD745C77AA6D02164.png" xlink:type="simple" xlink:show="embed" xlink:actuate="onLoad" draw:mime-type="image/png"/></draw:frame><draw:frame draw:style-name="fr1" draw:name="Image22" text:anchor-type="char" svg:x="5.7366in" svg:y="-0.7874in" svg:width="1.9756in" svg:height="1.8264in" draw:z-index="21"><draw:image xlink:href="Pictures/10000001000000D4000000C40835172EBEA48675.png" xlink:type="simple" xlink:show="embed" xlink:actuate="onLoad" draw:mime-type="image/png"/></draw:frame><draw:frame draw:style-name="fr1" draw:name="Image23" text:anchor-type="char" svg:x="3.4709in" svg:y="4.8543in" svg:width="4.0602in" svg:height="3.2646in" draw:z-index="22"><draw:image xlink:href="Pictures/1000000100000214000001C1633102308190B4BF.png" xlink:type="simple" xlink:show="embed" xlink:actuate="onLoad" draw:mime-type="image/png"/></draw:frame><draw:frame draw:style-name="fr1" draw:name="Image24" text:anchor-type="char" svg:x="-0.7874in" svg:y="8.3819in" svg:width="2.2256in" svg:height="1.8307in" draw:z-index="23"><draw:image xlink:href="Pictures/10000001000000F8000000CC080062FCB8D0A97B.png" xlink:type="simple" xlink:show="embed" xlink:actuate="onLoad" draw:mime-type="image/png"/></draw:frame><draw:frame draw:style-name="fr1" draw:name="Image25" text:anchor-type="char" svg:x="1.8618in" svg:y="8.3335in" svg:width="4.2299in" svg:height="1.8437in" draw:z-index="24"><draw:image xlink:href="Pictures/1000000100000196000000B1EC6F8C68E251671C.png" xlink:type="simple" xlink:show="embed" xlink:actuate="onLoad" draw:mime-type="image/png"/></draw:frame><draw:frame draw:style-name="fr1" draw:name="Image27" text:anchor-type="char" svg:x="6.3098in" svg:y="8.4862in" svg:width="0.8335in" svg:height="0.2709in" draw:z-index="26"><draw:image xlink:href="Pictures/10000001000000500000001A0B62F37A4B620BB3.png" xlink:type="simple" xlink:show="embed" xlink:actuate="onLoad" draw:mime-type="image/png"/></draw:frame><draw:frame draw:style-name="fr1" draw:name="Image29" text:anchor-type="char" svg:x="6.3673in" svg:y="9.0693in" svg:width="0.9689in" svg:height="0.2602in" draw:z-index="28"><draw:image xlink:href="Pictures/100000010000005D000000190D43549621A746DE.png" xlink:type="simple" xlink:show="embed" xlink:actuate="onLoad" draw:mime-type="image/png"/></draw:frame></text:p>
      <text:p text:style-name="P2"><draw:frame draw:style-name="fr1" draw:name="Image9" text:anchor-type="char" svg:x="-0.7953in" svg:y="-0.7874in" svg:width="4.0839in" svg:height="3.2953in" draw:z-index="8"><draw:image xlink:href="Pictures/1000000100000208000001A288ED4610D3FDBA16.png" xlink:type="simple" xlink:show="embed" xlink:actuate="onLoad" draw:mime-type="image/png"/></draw:frame><draw:frame draw:style-name="fr1" draw:name="Image11" text:anchor-type="char" svg:x="-0.8398in" svg:y="2.8681in" svg:width="4.0839in" svg:height="3.6398in" draw:z-index="10"><draw:image xlink:href="Pictures/100000010000020A000001BADF696E48571BEC97.png" xlink:type="simple" xlink:show="embed" xlink:actuate="onLoad" draw:mime-type="image/png"/></draw:frame><draw:frame draw:style-name="fr1" draw:name="Image13" text:anchor-type="char" svg:x="3.7957in" svg:y="-0.7874in" svg:width="3.9161in" svg:height="3.3516in" draw:z-index="12"><draw:image xlink:href="Pictures/10000001000001FC000001A10F6799678C7C387D.png" xlink:type="simple" xlink:show="embed" xlink:actuate="onLoad" draw:mime-type="image/png"/></draw:frame><draw:frame draw:style-name="fr1" draw:name="Image14" text:anchor-type="char" svg:x="-0.7634in" svg:y="6.639in" svg:width="2.0165in" svg:height="1.5492in" draw:z-index="13"><draw:image xlink:href="Pictures/10000001000000F6000000BD6F897A88C195C40E.png" xlink:type="simple" xlink:show="embed" xlink:actuate="onLoad" draw:mime-type="image/png"/></draw:frame><draw:frame draw:style-name="fr1" draw:name="Image15" text:anchor-type="char" svg:x="-0.8055in" svg:y="8.3055in" svg:width="6.9252in" svg:height="1.8937in" draw:z-index="14"><draw:image xlink:href="Pictures/10000001000005D40000019835CC7CB623B6E977.png" xlink:type="simple" xlink:show="embed" xlink:actuate="onLoad" draw:mime-type="image/png"/></draw:frame><draw:frame draw:style-name="fr1" draw:name="Image16" text:anchor-type="char" svg:x="3.4846in" svg:y="3.0346in" svg:width="4.228in" svg:height="3.4402in" draw:z-index="15"><draw:image xlink:href="Pictures/1000000100000219000001B505E13E5CDBC95848.png" xlink:type="simple" xlink:show="embed" xlink:actuate="onLoad" draw:mime-type="image/png"/></draw:frame><draw:frame draw:style-name="fr1" draw:name="Image20" text:anchor-type="char" svg:x="1.8689in" svg:y="6.4516in" svg:width="1.4811in" svg:height="1.8228in" draw:z-index="19" draw:transform="translate (-2.60944881889764in -7.36299212598425in) rotate (4.71238898038469) translate (2.60944881889764in 7.36299212598425in)"><draw:image xlink:href="Pictures/10000001000000BF000000EB1F12B2EFB1B05360.png" xlink:type="simple" xlink:show="embed" xlink:actuate="onLoad" draw:mime-type="image/png"/></draw:frame><draw:frame draw:style-name="fr1" draw:name="Image31" text:anchor-type="char" svg:x="4.1835in" svg:y="6.8071in" svg:width="2.0209in" svg:height="0.8437in" draw:z-index="30"><draw:image xlink:href="Pictures/10000001000000C200000051C9D649E1231DBAD1.png" xlink:type="simple" xlink:show="embed" xlink:actuate="onLoad" draw:mime-type="image/png"/></draw:frame><draw:frame draw:style-name="fr1" draw:name="Image32" text:anchor-type="char" svg:x="6.5984in" svg:y="6.7953in" svg:width="0.8744in" svg:height="0.6319in" draw:z-index="31"><draw:image xlink:href="Pictures/10000001000000410000002F4C5726600B5097E8.png" xlink:type="simple" xlink:show="embed" xlink:actuate="onLoad" draw:mime-type="image/png"/></draw:frame></text:p>
      <text:p text:style-name="P2"><draw:frame draw:style-name="fr1" draw:name="Image1" text:anchor-type="char" svg:x="1.4362in" svg:y="-0.5335in" svg:width="4.5008in" svg:height="1.9689in" draw:z-index="0"><draw:image xlink:href="Pictures/10000001000001B0000000BDB9EFAA71D313F2E2.png" xlink:type="simple" xlink:show="embed" xlink:actuate="onLoad" draw:mime-type="image/png"/></draw:frame><draw:frame draw:style-name="fr1" draw:name="Image2" text:anchor-type="char" svg:x="-0.5244in" svg:y="-0.3209in" svg:width="1.6146in" svg:height="1.448in" draw:z-index="1"><draw:image xlink:href="Pictures/100000010000009B0000008B2D66A5AC1EDC711B.png" xlink:type="simple" xlink:show="embed" xlink:actuate="onLoad" draw:mime-type="image/png"/></draw:frame><draw:frame draw:style-name="fr1" draw:name="Image3" text:anchor-type="char" svg:x="-0.4307in" svg:y="1.6575in" svg:width="3.6571in" svg:height="2.7299in" draw:z-index="2"><draw:image xlink:href="Pictures/100000010000015F00000106B1001EC7BF893E16.png" xlink:type="simple" xlink:show="embed" xlink:actuate="onLoad" draw:mime-type="image/png"/></draw:frame><draw:frame draw:style-name="fr1" draw:name="Image5" text:anchor-type="char" svg:x="-0.0445in" svg:y="4.5638in" svg:width="2.2917in" svg:height="1.3646in" draw:z-index="3"><draw:image xlink:href="Pictures/10000001000000DC00000083C06FF20A5E51556C.png" xlink:type="simple" xlink:show="embed" xlink:actuate="onLoad" draw:mime-type="image/png"/></draw:frame><draw:frame draw:style-name="fr1" draw:name="Image6" text:anchor-type="char" svg:x="-0.6346in" svg:y="6.2327in" svg:width="5.1673in" svg:height="3.9799in" draw:z-index="4"><draw:image xlink:href="Pictures/1000000100000211000001B94B2E92A1B6A1077C.png" xlink:type="simple" xlink:show="embed" xlink:actuate="onLoad" draw:mime-type="image/png"/></draw:frame><draw:frame draw:style-name="fr1" draw:name="Image7" text:anchor-type="char" svg:x="5.6807in" svg:y="0.1256in" svg:width="2.1146in" svg:height="0.7291in" draw:z-index="5" draw:transform="translate (-6.73799212598425in -0.490157480314961in) rotate (4.71238898038469) translate (6.73799212598425in 0.490157480314961in)"><draw:image xlink:href="Pictures/10000001000000CB000000461351110AF1C3B25E.png" xlink:type="simple" xlink:show="embed" xlink:actuate="onLoad" draw:mime-type="image/png"/></draw:frame><draw:frame draw:style-name="fr1" draw:name="Image4" text:anchor-type="char" svg:x="3.6217in" svg:y="1.8752in" svg:width="4.0709in" svg:height="4.2846in" draw:z-index="6"><draw:image xlink:href="Pictures/10000001000001EF00000209E968579B4C6472B3.png" xlink:type="simple" xlink:show="embed" xlink:actuate="onLoad" draw:mime-type="image/png"/></draw:frame><draw:frame draw:style-name="fr1" draw:name="Image8" text:anchor-type="char" svg:x="5.0272in" svg:y="6.8335in" svg:width="2.1772in" svg:height="0.7811in" draw:z-index="7"><draw:image xlink:href="Pictures/10000001000000D10000004BED2089CC421ADE79.png" xlink:type="simple" xlink:show="embed" xlink:actuate="onLoad" draw:mime-type="image/png"/></draw:frame><draw:frame draw:style-name="fr1" draw:name="Image10" text:anchor-type="char" svg:x="5.122in" svg:y="7.8752in" svg:width="1.9583in" svg:height="0.8752in" draw:z-index="9"><draw:image xlink:href="Pictures/10000001000000BC000000548A0BDB4690E665D2.png" xlink:type="simple" xlink:show="embed" xlink:actuate="onLoad" draw:mime-type="image/png"/></draw:frame><draw:frame draw:style-name="fr1" draw:name="Image12" text:anchor-type="char" svg:x="4.6917in" svg:y="9.1528in" svg:width="2.8752in" svg:height="0.6874in" draw:z-index="11"><draw:image xlink:href="Pictures/100000010000011400000042185DAE01678207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5T23:24:42.636000000</dc:date>
    <dc:creator>Samyak Maharjan</dc:creator>
    <meta:editing-duration>PT6M50S</meta:editing-duration>
    <meta:editing-cycles>3</meta:editing-cycles>
    <meta:generator>LibreOffice/7.2.6.2$Windows_X86_64 LibreOffice_project/b0ec3a565991f7569a5a7f5d24fed7f52653d754</meta:generator>
    <meta:document-statistic meta:table-count="0" meta:image-count="33" meta:object-count="0" meta:page-count="4" meta:paragraph-count="0" meta:word-count="0" meta:character-count="0" meta:non-whitespace-character-count="0"/>
  </office:meta>
</office:document-meta>
</file>